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Mangal1" svg:font-family="Mangal"/>
    <style:font-face style:name="SFMono-Regular" svg:font-family="SFMono-Regular, Menlo, Monaco, Consolas, 'Liberation Mono', 'Courier New', Courier, monospace"/>
    <style:font-face style:name="Segoe WPC" svg:font-family="'Segoe WPC', 'Segoe UI', HelveticaNeue-Light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paragraph-rsid="00221b2b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2"/>
    <style:style style:name="P4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04040" loext:opacity="100%" style:font-name="Consolas" fo:font-size="11pt" fo:letter-spacing="normal" fo:font-style="normal" fo:font-weight="normal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style:font-name="Consolas" fo:font-size="11pt" fo:letter-spacing="normal" fo:font-style="normal" fo:font-weight="normal" style:font-size-asian="11pt" style:font-size-complex="11pt"/>
    </style:style>
    <style:style style:name="P8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variant="normal" fo:text-transform="none" fo:color="#404040" loext:opacity="100%" fo:font-size="11pt" fo:letter-spacing="normal" style:font-size-asian="11pt" style:font-size-complex="11pt"/>
    </style:style>
    <style:style style:name="P9" style:family="paragraph" style:parent-style-name="Preformatted_20_Text">
      <style:paragraph-properties fo:margin-top="0cm" fo:margin-bottom="0cm" style:contextual-spacing="false" fo:orphans="2" fo:widows="2" fo:padding="0cm" fo:border="none"/>
      <style:text-properties fo:font-size="11pt" style:font-size-asian="11pt" style:font-size-complex="11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color="#1e6a39" loext:opacity="100%"/>
    </style:style>
    <style:style style:name="P12" style:family="paragraph" style:parent-style-name="Text_20_body">
      <style:text-properties fo:color="#1e6a39" loext:opacity="100%" style:font-name="Liberation Sans" fo:font-size="11pt" style:font-size-asian="11pt" style:font-size-complex="11pt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15868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loext:opacity="0%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style:use-window-font-color="true" loext:opacity="0%" style:font-name="Liberation Sans" fo:font-size="13pt" style:font-size-asian="13pt" style:font-size-complex="13pt"/>
    </style:style>
    <style:style style:name="P17" style:family="paragraph" style:parent-style-name="Text_20_body">
      <style:paragraph-properties fo:margin-left="0cm" fo:margin-right="0cm" fo:margin-top="0cm" fo:margin-bottom="0cm" style:contextual-spacing="false" style:line-height-at-least="0.635cm" fo:orphans="2" fo:widows="2" fo:text-indent="0cm" style:auto-text-indent="false" fo:padding="0cm" fo:border="none"/>
      <style:text-properties fo:font-variant="normal" fo:text-transform="none" fo:color="#333333" loext:opacity="100%" style:font-name="Segoe WPC" fo:font-size="13.1999998092651pt" fo:letter-spacing="normal" fo:font-style="normal" fo:font-weight="normal"/>
    </style:style>
    <style:style style:name="P18" style:family="paragraph" style:parent-style-name="Text_20_body">
      <style:paragraph-properties fo:padding="0.049cm" fo:border="0.06pt solid #000000"/>
    </style:style>
    <style:style style:name="P19" style:family="paragraph" style:parent-style-name="Text_20_body">
      <style:paragraph-properties fo:padding="0.049cm" fo:border="0.06pt solid #000000"/>
      <style:text-properties officeooo:paragraph-rsid="00221b2b"/>
    </style:style>
    <style:style style:name="P20" style:family="paragraph" style:parent-style-name="Text_20_body">
      <style:paragraph-properties fo:padding="0.049cm" fo:border="0.06pt solid #000000"/>
      <style:text-properties officeooo:paragraph-rsid="00206cc8"/>
    </style:style>
    <style:style style:name="T1" style:family="text">
      <style:text-properties officeooo:rsid="0013c1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c1f7" style:font-weight-asian="bold" style:font-weight-complex="bold"/>
    </style:style>
    <style:style style:name="T4" style:family="text">
      <style:text-properties fo:font-variant="normal" fo:text-transform="none" fo:color="#333333" loext:opacity="100%" style:font-name="Segoe WPC" fo:font-size="13.1999998092651pt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Segoe WPC" fo:font-size="13.1999998092651pt" fo:letter-spacing="normal" fo:font-style="normal" fo:font-weight="normal" officeooo:rsid="0013e3fb"/>
    </style:style>
    <style:style style:name="T6" style:family="text">
      <style:text-properties fo:font-variant="normal" fo:text-transform="none" fo:color="#333333" loext:opacity="100%" style:font-name="Segoe WPC" fo:font-size="13.1999998092651pt" fo:letter-spacing="normal" fo:font-style="normal" fo:font-weight="normal" officeooo:rsid="0015868d"/>
    </style:style>
    <style:style style:name="T7" style:family="text">
      <style:text-properties fo:font-variant="normal" fo:text-transform="none" fo:color="#333333" loext:opacity="100%" style:font-name="Segoe WPC" fo:font-size="13.1999998092651pt" fo:letter-spacing="normal" fo:font-style="normal" fo:font-weight="normal" officeooo:rsid="0016f5e2"/>
    </style:style>
    <style:style style:name="T8" style:family="text">
      <style:text-properties fo:font-variant="normal" fo:text-transform="none" fo:color="#333333" loext:opacity="100%" style:font-name="Segoe WPC" fo:font-size="13.1999998092651pt" fo:letter-spacing="normal" fo:font-style="normal" fo:font-weight="bold" officeooo:rsid="0015868d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23d890"/>
    </style:style>
    <style:style style:name="T11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style:font-name="Segoe WPC" fo:font-size="13.1999998092651pt" fo:letter-spacing="normal" fo:font-style="normal" fo:font-weight="normal"/>
    </style:style>
    <style:style style:name="T13" style:family="text">
      <style:text-properties fo:font-variant="normal" fo:text-transform="none" style:font-name="Segoe WPC" fo:font-size="13.1999998092651pt" fo:letter-spacing="normal" fo:font-style="normal" fo:font-weight="normal" officeooo:rsid="0015f5ea"/>
    </style:style>
    <style:style style:name="T14" style:family="text">
      <style:text-properties fo:font-variant="normal" fo:text-transform="none" style:font-name="Segoe WPC" fo:font-size="13.1999998092651pt" fo:letter-spacing="normal" fo:font-style="normal" fo:font-weight="normal" officeooo:rsid="0016700f"/>
    </style:style>
    <style:style style:name="T15" style:family="text">
      <style:text-properties fo:font-variant="normal" fo:text-transform="none" style:font-name="Segoe WPC" fo:font-size="13.1999998092651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404040" loext:opacity="100%" style:font-name="Lato" fo:font-size="9.60000038146973pt" fo:letter-spacing="normal" fo:font-style="normal" fo:font-weight="normal"/>
    </style:style>
    <style:style style:name="T17" style:family="text">
      <style:text-properties fo:font-variant="normal" fo:text-transform="none" fo:color="#404040" loext:opacity="100%" style:font-name="Lato" fo:font-size="9.60000038146973pt" fo:letter-spacing="normal" fo:font-style="normal" fo:font-weight="normal" officeooo:rsid="00206cc8"/>
    </style:style>
    <style:style style:name="T18" style:family="text">
      <style:text-properties fo:font-variant="normal" fo:text-transform="none" fo:color="#404040" loext:opacity="100%" style:font-name="Lato" fo:font-size="9.60000038146973pt" fo:letter-spacing="normal" fo:font-style="normal" fo:font-weight="normal" officeooo:rsid="00221b2b"/>
    </style:style>
    <style:style style:name="T19" style:family="text">
      <style:text-properties fo:font-variant="normal" fo:text-transform="none" fo:color="#404040" loext:opacity="100%" style:font-name="Consolas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fo:color="#1e6a39" loext:opacity="100%" style:font-name="Consolas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fo:color="#1e6a39" loext:opacity="100%" style:font-name="Lato" fo:font-size="9.60000038146973pt" fo:letter-spacing="normal" fo:font-style="normal" fo:font-weight="normal"/>
    </style:style>
    <style:style style:name="T22" style:family="text">
      <style:text-properties fo:font-variant="normal" fo:text-transform="none" fo:color="#1e6a39" loext:opacity="100%" style:font-name="Lato" fo:font-size="9.60000038146973pt" fo:letter-spacing="normal" fo:font-style="normal" fo:font-weight="normal" officeooo:rsid="001ada81"/>
    </style:style>
    <style:style style:name="T23" style:family="text">
      <style:text-properties officeooo:rsid="0015f5ea"/>
    </style:style>
    <style:style style:name="T24" style:family="text">
      <style:text-properties officeooo:rsid="0017a2b5"/>
    </style:style>
    <style:style style:name="T25" style:family="text">
      <style:text-properties style:font-name="Consolas" fo:font-style="normal" fo:font-weight="normal"/>
    </style:style>
    <style:style style:name="T26" style:family="text">
      <style:text-properties fo:color="#1e6a39" loext:opacity="100%"/>
    </style:style>
    <style:style style:name="T27" style:family="text">
      <style:text-properties fo:color="#1e6a39" loext:opacity="100%" style:font-name="Consolas" fo:font-style="normal" fo:font-weight="normal"/>
    </style:style>
    <style:style style:name="T28" style:family="text">
      <style:text-properties fo:color="#1e6a39" loext:opacity="100%" style:font-name="Consolas" fo:font-style="normal" fo:font-weight="normal" officeooo:rsid="001a8b0e"/>
    </style:style>
    <style:style style:name="T29" style:family="text">
      <style:text-properties officeooo:rsid="001cc464"/>
    </style:style>
    <style:style style:name="T30" style:family="text">
      <style:text-properties officeooo:rsid="001e7ddf"/>
    </style:style>
    <style:style style:name="T31" style:family="text">
      <style:text-properties officeooo:rsid="00206cc8"/>
    </style:style>
    <style:style style:name="T32" style:family="text">
      <style:text-properties officeooo:rsid="00221b2b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MA &amp; I2S</text:h>
      <text:p text:style-name="P10"/>
      <text:h text:style-name="Heading_20_2" text:outline-level="2">Introduction <text:span text:style-name="T24">DMA</text:span></text:h>
      <text:p text:style-name="Text_20_body"/>
      <text:p text:style-name="P17">Le DMA permet aux périphériques d'<text:span text:style-name="T2">accéder directement à la mémoire</text:span> système <text:span text:style-name="T2">sans impliquer l</text:span><text:span text:style-name="T3">a</text:span><text:span text:style-name="T2"> CPU</text:span>.</text:p>
      <text:p text:style-name="P17">Lors de l'utilisation du DMA, l<text:span text:style-name="T1">a</text:span> CPU initie un transfert entre la mémoire et le périphérique. Le transfert est entièrement pris en charge par le contrôleur DMA et le processeur est libre <text:s/>d'effectuer d'autres tâches.</text:p>
      <text:p text:style-name="P17">Lorsque le transfert DMA est terminé, la CPU reçoit une interruption et peut alors <text:s/>configurer d'autres données à transmettre.</text:p>
      <text:p text:style-name="P17"/>
      <text:p text:style-name="P17">Les petits <text:span text:style-name="T1">buffers</text:span> DMA <text:span text:style-name="T1">impliquent</text:span> que le processeur doit faire plus de travail car il <text:span text:style-name="T23">est</text:span> interrompu plus souvent. Les tampons <text:span text:style-name="T1">de grande taille</text:span> <text:span text:style-name="T1">impliqu</text:span>ent que le processeur doit faire moins de travail car il rec<text:span text:style-name="T23">oit</text:span> moins d'interruptions. </text:p>
      <text:p text:style-name="Text_20_body"/>
      <text:p text:style-name="P13"><text:span text:style-name="T6">S</text:span><text:span text:style-name="T4">upposons que nous échantillonnions <text:s/>à </text:span><text:span text:style-name="T5">25</text:span><text:span text:style-name="T4"> kHz avec </text:span><text:span text:style-name="T5">8</text:span><text:span text:style-name="T4"> bits par échantillon - cela donne un taux de transfert de données d'environ </text:span><text:span text:style-name="T5">25</text:span><text:span text:style-name="T4"> Ko par seconde.</text:span> </text:p>
      <text:p text:style-name="P14"><text:span text:style-name="T4">Si nous avions une taille de tampon DMA de </text:span><text:span text:style-name="T7">32</text:span><text:span text:style-name="T4"> échantillons, nous interromprions le processeur toutes les </text:span><text:span text:style-name="T6">40*</text:span><text:span text:style-name="T7">32</text:span><text:span text:style-name="T6"> <text:s/>soit <text:s/></text:span><text:span text:style-name="T7">1</text:span><text:span text:style-name="T6">2</text:span><text:span text:style-name="T7">8</text:span><text:span text:style-name="T6">0</text:span><text:span text:style-name="T4"> microsecondes. </text:span><text:span text:style-name="T6">La taille du tampon doit être comprise entre </text:span><text:span text:style-name="T8">8</text:span><text:span text:style-name="T6"> et </text:span><text:span text:style-name="T8">1024</text:span><text:span text:style-name="T6"> échantillons.</text:span> </text:p>
      <text:p text:style-name="P14"/>
      <text:h text:style-name="Heading_20_2" text:outline-level="2">Pourquoi plusieurs tampons DMA ?</text:h>
      <text:p text:style-name="Text_20_body"/>
      <text:p text:style-name="P15"><text:span text:style-name="T12">Le problème avec un seul tampon est qu'il ne nous laisse pas le temps de </text:span><text:span text:style-name="T13">charger</text:span><text:span text:style-name="T12"> les données. </text:span><text:span text:style-name="T13">L</text:span><text:span text:style-name="T12">e tampon DMA ne peut être utilisé que par l</text:span><text:span text:style-name="T13">a</text:span><text:span text:style-name="T12"> CPU ou le contrôleur DMA. Ils ne peuvent pas accéder au tampon en même temps.</text:span> </text:p>
      <text:p text:style-name="P15"><text:span text:style-name="T12">Si nous n'avons qu'un seul tampon, nous devons terminer notre traitement et rendre le tampon au contrôleur DMA avant de devoir transférer de nouvelles données.</text:span> </text:p>
      <text:p text:style-name="P15"><text:soft-page-break/><text:span text:style-name="T12">Le résultat de ceci signifie qu’</text:span><text:span text:style-name="T14">il faut</text:span><text:span text:style-name="T12"> généralement définir le </text:span><text:span text:style-name="T15">dma_buf_count</text:span><text:span text:style-name="T12"> sur au moins 2. Avec deux tampons, </text:span><text:span text:style-name="T13">on</text:span><text:span text:style-name="T12"> p</text:span><text:span text:style-name="T13">eut</text:span><text:span text:style-name="T12"> traiter un tampon avec le CPU tandis que l'autre tampon est </text:span><text:span text:style-name="T14">vidé</text:span><text:span text:style-name="T12"> par le contrôleur DMA.</text:span> </text:p>
      <text:h text:style-name="Heading_20_2" text:outline-level="2"><text:span text:style-name="T31">Les périphériques </text:span>I2S</text:h>
      <text:p text:style-name="Text_20_body"/>
      <text:p text:style-name="P16"><text:span text:style-name="T9">ESP32 contient deux périphériques I2S. Ces périphériques peuvent être configurés pour entrer et sortir des échantillons de données via le pilote I2S.</text:span> </text:p>
      <text:p text:style-name="P16"><text:span text:style-name="T11">Le périphérique I2S prend en charge le DMA</text:span><text:span text:style-name="T9">, ce qui signifie qu'il peut diffuser des échantillons de données sans que chaque échantillon soit lu ou écrit par le processeur.</text:span> </text:p>
      <text:p text:style-name="P16"><text:span text:style-name="T11">La sortie I2S peut également être acheminée directement</text:span><text:span text:style-name="T9"> vers les canaux de sortie du convertisseur numérique/analogique (GPIO 25 et GPIO 26) pour produire une sortie analogique.</text:span></text:p>
      <text:h text:style-name="Heading_20_4" text:outline-level="4">configuration d'I2S pour utiliser le DAC interne <text:span text:style-name="T30">comme</text:span> sortie analogique</text:h>
      <text:p text:style-name="P4"/>
      <text:p text:style-name="P4">#include <text:s/>"pilote/i2s.h"</text:p>
      <text:p text:style-name="P7">#include <text:s/>"freertos/queue.h"</text:p>
      <text:p text:style-name="P9"/>
      <text:p text:style-name="P7">statique <text:s/>const <text:s/>int <text:s/>i2s_num <text:s/>= <text:s/>0 ; <text:s/><text:span text:style-name="T26">// numéro de port i2s</text:span></text:p>
      <text:p text:style-name="P9"/>
      <text:p text:style-name="P7">statique <text:s/>const <text:s/>i2s_config_t <text:s/>i2s_config <text:s/>= <text:s/>{ </text:p>
      <text:p text:style-name="P8"><text:s text:c="5"/><text:span text:style-name="T25">.mode <text:s/>= <text:s/>I2S_MODE_MASTER <text:s/>| <text:s/>I2S_MODE_TX <text:s/>| <text:s/>I2S_MODE_DAC_BUILT_IN , </text:span></text:p>
      <text:p text:style-name="P8"><text:s text:c="5"/><text:span text:style-name="T25">.sample_rate <text:s/>= <text:s/>44100 , </text:span></text:p>
      <text:p text:style-name="P8"><text:s text:c="5"/><text:span text:style-name="T25">.bits_per_sample <text:s/>= <text:s/>16 , <text:s/></text:span><text:span text:style-name="T27">/*le DAC ne prendra que les 8 bits de MSB */</text:span><text:span text:style-name="T25"> </text:span></text:p>
      <text:p text:style-name="P8"><text:s text:c="5"/><text:span text:style-name="T25">.channel_format <text:s/>= <text:s/>I2S_CHANNEL_FMT_ONLY_RIGHT, </text:span><text:span text:style-name="T27">// only right channel</text:span><text:span text:style-name="T25"> </text:span></text:p>
      <text:p text:style-name="P8"><text:s text:c="5"/><text:span text:style-name="T25">.communication_format <text:s/>= <text:s/>I2S_COMM_FORMAT_I2S_MSB , </text:span></text:p>
      <text:p text:style-name="P8"><text:s text:c="5"/><text:span text:style-name="T25">.intr_alloc_flags <text:s/>= <text:s/>0 , </text:span><text:span text:style-name="T27">// priorité d'interruption par défaut</text:span><text:span text:style-name="T25"> </text:span></text:p>
      <text:p text:style-name="P8"><text:s text:c="5"/><text:span text:style-name="T25">.dma_buf_count <text:s/>= <text:s/>8 , <text:s text:c="2"/></text:span><text:span text:style-name="T27">// </text:span><text:span text:style-name="T28">Nb de buffers</text:span></text:p>
      <text:p text:style-name="P8"><text:s text:c="5"/><text:span text:style-name="T25">.dma_buf_len <text:s/>= <text:s/>64 , <text:s text:c="3"/></text:span><text:span text:style-name="T27">// </text:span><text:span text:style-name="T28">Taille d’un buffer</text:span></text:p>
      <text:p text:style-name="P8"><text:s text:c="5"/><text:span text:style-name="T25">.use_apll <text:s/>= <text:s/>0 </text:span></text:p>
      <text:p text:style-name="P7">};</text:p>
      <text:p text:style-name="Text_20_body"/>
      <text:p text:style-name="P5">//installer et démarrer le pilote i2s</text:p>
      <text:p text:style-name="P4">i2s_driver_install ( i2s_num , <text:s/>&amp;i2s_config , <text:s/>0 , <text:s/>NULL );</text:p>
      <text:p text:style-name="Text_20_body"/>
      <text:p text:style-name="P6"><text:span text:style-name="T20">//Vous pouvez appeler i2s_set_dac_mode pour définir le mode de sortie DAC //intégré.</text:span><text:span text:style-name="T19"> </text:span><text:span text:style-name="T21">Les fonctions DAC intégrées ne sont prises en charge que sur </text:span><text:span text:style-name="T22">i2s_num = </text:span><text:span text:style-name="T21">0</text:span></text:p>
      <text:p text:style-name="P11">// I2S_DAC_CHANNEL_RIGHT_EN : gpio 25<text:line-break/>// <text:s/>I2S_DAC_CHANNEL_LEFT_EN <text:s/>: gpio 26<text:line-break/>// <text:s/>I2S_DAC_CHANNEL_BOTH_EN : les deux (pour du <text:span text:style-name="T29">son </text:span>stéréo)</text:p>
      <text:p text:style-name="Text_20_body">i2s_set_dac_mode(I2S_DAC_CHANNEL_RIGHT_EN);</text:p>
      <text:p text:style-name="P12"><text:soft-page-break/>// <text:span text:style-name="T9">Commence à utiliser le mode ADC intégré I2S. </text:span>???</text:p>
      <text:p text:style-name="Text_20_body">i2s_adc_enable(I2S_NUM_0);</text:p>
      <text:h text:style-name="Heading_20_3" text:outline-level="3"/>
      <text:h text:style-name="Heading_20_3" text:outline-level="3">Écrire les données dans le tampon de transmission I2S DMA</text:h>
      <text:p text:style-name="Text_20_body"/>
      <text:p text:style-name="Text_20_body">Préparer les données pour l'envoi <text:span text:style-name="T32">(voir fiche dds)</text:span></text:p>
      <text:p text:style-name="Text_20_body">Appelez la fonction i2s_write() et transmettez-lui l'adresse du tampon de données et la longueur des données</text:p>
      <text:p text:style-name="Text_20_body"/>
      <text:p text:style-name="P18">i2s_write(I2S_NUM_0, (char*) bufferOut, NUM_SAMPLES * sizeof (uint16_t), &amp;bytesWrite, portMAX_DELAY); </text:p>
      <text:p text:style-name="P18"/>
      <text:p text:style-name="P20">bufferOut <text:s/><text:tab/><text:span text:style-name="T16">Adresse source </text:span><text:span text:style-name="T17">des données à</text:span><text:span text:style-name="T16"> écrire</text:span> </text:p>
      <text:p text:style-name="P20">NUM_SAMPLES * sizeof (uint16_t)<text:tab/><text:span text:style-name="T16">Taille des données en octets</text:span> </text:p>
      <text:p text:style-name="P20">&amp;bytesWrite <text:s/><text:span text:style-name="T16">Nombre d'octets écrits, si </text:span><text:span text:style-name="T17">le </text:span><text:span text:style-name="T16">timeout </text:span><text:span text:style-name="T17">e</text:span><text:span text:style-name="T18">s</text:span><text:span text:style-name="T17">t atteint </text:span><text:span text:style-name="T16">, le résultat sera inférieur à la taille passée.</text:span> </text:p>
      <text:p text:style-name="P19">portMAX_DELAY <text:s text:c="2"/><text:span text:style-name="T16">Délai d'attente du tampon TX</text:span> <text:s/><text:span text:style-name="T16">portMAX_DELAY pour pas de délai d'attente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ato" svg:font-family="Lato, proxima-nova, 'Helvetica Neue', Arial, sans-serif"/>
    <style:font-face style:name="Mangal1" svg:font-family="Mangal"/>
    <style:font-face style:name="SFMono-Regular" svg:font-family="SFMono-Regular, Menlo, Monaco, Consolas, 'Liberation Mono', 'Courier New', Courier, monospace"/>
    <style:font-face style:name="Segoe WPC" svg:font-family="'Segoe WPC', 'Segoe UI', HelveticaNeue-Light, sans-serif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21b2b"/>
    </style:style>
    <style:style style:name="MT1" style:family="text">
      <style:text-properties officeooo:rsid="00221b2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DMA &amp; pilote I2S<text:tab/><text:tab/>page </text:span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5:30:09.858000000</meta:creation-date>
    <dc:date>2021-08-24T21:57:00.755000000</dc:date>
    <meta:editing-duration>PT52M56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47" meta:word-count="630" meta:character-count="4095" meta:non-whitespace-character-count="3390"/>
  </office:meta>
</office:document-meta>
</file>